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19"/>
    <style:style style:name="ce4" style:family="table-cell" style:parent-style-name="Default" style:data-style-name="N27"/>
    <style:style style:name="ce5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7" style:family="table-cell" style:parent-style-name="Default" style:data-style-name="N0">
      <style:table-cell-properties style:vertical-align="automatic"/>
      <style:text-properties fo:color="#000000"/>
    </style:style>
    <style:style style:name="co1" style:family="table-column">
      <style:table-column-properties fo:break-before="auto" style:column-width="2.19604166666667cm" style:use-optimal-column-width="true"/>
    </style:style>
    <style:style style:name="co2" style:family="table-column">
      <style:table-column-properties fo:break-before="auto" style:column-width="2.936875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4.07458333333333cm" style:use-optimal-column-width="true"/>
    </style:style>
    <style:style style:name="co10" style:family="table-column">
      <style:table-column-properties fo:break-before="auto" style:column-width="4.33916666666667cm" style:use-optimal-column-width="true"/>
    </style:style>
    <style:style style:name="co11" style:family="table-column">
      <style:table-column-properties fo:break-before="auto" style:column-width="2.91041666666667cm" style:use-optimal-column-width="true"/>
    </style:style>
    <style:style style:name="co12" style:family="table-column">
      <style:table-column-properties fo:break-before="auto" style:column-width="1.984375cm" style:use-optimal-column-width="true"/>
    </style:style>
    <style:style style:name="co13" style:family="table-column">
      <style:table-column-properties fo:break-before="auto" style:column-width="1.08479166666667cm" style:use-optimal-column-width="true"/>
    </style:style>
    <style:style style:name="co14" style:family="table-column">
      <style:table-column-properties fo:break-before="auto" style:column-width="2.56645833333333cm" style:use-optimal-column-width="true"/>
    </style:style>
    <style:style style:name="co15" style:family="table-column">
      <style:table-column-properties fo:break-before="auto" style:column-width="2.619375cm" style:use-optimal-column-width="true"/>
    </style:style>
    <style:style style:name="co16" style:family="table-column">
      <style:table-column-properties fo:break-before="auto" style:column-width="3.33375cm" style:use-optimal-column-width="true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4.73604166666667cm" style:use-optimal-column-width="true"/>
    </style:style>
    <style:style style:name="co19" style:family="table-column">
      <style:table-column-properties fo:break-before="auto" style:column-width="2.48708333333333cm" style:use-optimal-column-width="true"/>
    </style:style>
    <style:style style:name="co20" style:family="table-column">
      <style:table-column-properties fo:break-before="auto" style:column-width="1.79916666666667cm" style:use-optimal-column-width="true"/>
    </style:style>
    <style:style style:name="co21" style:family="table-column">
      <style:table-column-properties fo:break-before="auto" style:column-width="1.666875cm" style:use-optimal-column-width="true"/>
    </style:style>
    <style:style style:name="co22" style:family="table-column">
      <style:table-column-properties fo:break-before="auto" style:column-width="3.86291666666667cm" style:use-optimal-column-width="true"/>
    </style:style>
    <style:style style:name="co23" style:family="table-column">
      <style:table-column-properties fo:break-before="auto" style:column-width="2.51354166666667cm" style:use-optimal-column-width="true"/>
    </style:style>
    <style:style style:name="co24" style:family="table-column">
      <style:table-column-properties fo:break-before="auto" style:column-width="2.69875cm" style:use-optimal-column-width="true"/>
    </style:style>
    <style:style style:name="co25" style:family="table-column">
      <style:table-column-properties fo:break-before="auto" style:column-width="6.29708333333333cm"/>
    </style:style>
    <style:style style:name="co26" style:family="table-column">
      <style:table-column-properties fo:break-before="auto" style:column-width="4.25979166666667cm"/>
    </style:style>
    <style:style style:name="co27" style:family="table-column">
      <style:table-column-properties fo:break-before="auto" style:column-width="3.22791666666667cm"/>
    </style:style>
    <style:style style:name="co28" style:family="table-column">
      <style:table-column-properties fo:break-before="auto" style:column-width="4.28625cm"/>
    </style:style>
    <style:style style:name="co29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ti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account</text:p>
          </table:table-cell>
          <table:table-cell office:value-type="string" table:style-name="ce2">
            <text:p>file_number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date_of_birth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ssn</text:p>
          </table:table-cell>
          <table:table-cell office:value-type="string" table:style-name="ce2">
            <text:p>phone_number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r1</text:p>
          </table:table-cell>
          <table:table-cell office:value-type="string" table:style-name="ce2">
            <text:p>addr2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Zi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14234-HOP</text:p>
          </table:table-cell>
          <table:table-cell office:value-type="float" office:value="527100004" table:style-name="ce1">
            <text:p>527100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Carquaca</text:p>
          </table:table-cell>
          <table:table-cell office:value-type="string" table:style-name="ce1">
            <text:p>NULL</text:p>
          </table:table-cell>
          <table:table-cell office:value-type="date" office:date-value="1956-05-25T00:00:00" table:style-name="ce3">
            <text:p>5/25/1956</text:p>
          </table:table-cell>
          <table:table-cell office:value-type="string" table:style-name="ce1">
            <text:p>F</text:p>
          </table:table-cell>
          <table:table-cell office:value-type="float" office:value="111111111" table:style-name="ce1">
            <text:p>111111111</text:p>
          </table:table-cell>
          <table:table-cell office:value-type="float" office:value="8608283775" table:style-name="ce1">
            <text:p>86082837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8 CLARK SHOP D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ERLIN/KENS</text:p>
          </table:table-cell>
          <table:table-cell office:value-type="string" table:style-name="ce1">
            <text:p>CT</text:p>
          </table:table-cell>
          <table:table-cell office:value-type="float" office:value="6037" table:style-name="ce1">
            <text:p>603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14262-BEH</text:p>
          </table:table-cell>
          <table:table-cell office:value-type="float" office:value="507600001" table:style-name="ce1">
            <text:p>507600001</text:p>
          </table:table-cell>
          <table:table-cell office:value-type="string" table:style-name="ce1">
            <text:p>Mickey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N</text:p>
          </table:table-cell>
          <table:table-cell office:value-type="date" office:date-value="1968-08-02T00:00:00" table:style-name="ce3">
            <text:p>8/2/1968</text:p>
          </table:table-cell>
          <table:table-cell office:value-type="string" table:style-name="ce1">
            <text:p>M</text:p>
          </table:table-cell>
          <table:table-cell office:value-type="float" office:value="456123478" table:style-name="ce1">
            <text:p>456123478</text:p>
          </table:table-cell>
          <table:table-cell office:value-type="float" office:value="5165551212" table:style-name="ce1">
            <text:p>5165551212</text:p>
          </table:table-cell>
          <table:table-cell office:value-type="string" table:style-name="ce1">
            <text:p>mickey@disney.net</text:p>
          </table:table-cell>
          <table:table-cell office:value-type="string" table:style-name="ce1">
            <text:p>2 DISNEY WORLD 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NY</text:p>
          </table:table-cell>
          <table:table-cell office:value-type="float" office:value="99999" table:style-name="ce1">
            <text:p>99999</text:p>
          </table:table-cell>
          <table:table-cell table:number-columns-repeated="16369"/>
        </table:table-row>
        <table:table-row table:style-name="ro1">
          <table:table-cell office:value-type="float" office:value="23817" table:style-name="ce1">
            <text:p>23817</text:p>
          </table:table-cell>
          <table:table-cell office:value-type="float" office:value="23817" table:style-name="ce1">
            <text:p>23817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NULL</text:p>
          </table:table-cell>
          <table:table-cell office:value-type="date" office:date-value="1972-01-10T00:00:00" table:style-name="ce3">
            <text:p>1/10/1972</text:p>
          </table:table-cell>
          <table:table-cell office:value-type="string" table:style-name="ce1">
            <text:p>M</text:p>
          </table:table-cell>
          <table:table-cell office:value-type="float" office:value="144521698" table:style-name="ce1">
            <text:p>144521698</text:p>
          </table:table-cell>
          <table:table-cell office:value-type="float" office:value="7184653892" table:style-name="ce1">
            <text:p>7184653892</text:p>
          </table:table-cell>
          <table:table-cell office:value-type="string" table:style-name="ce1">
            <text:p>max@accumedic.com</text:p>
          </table:table-cell>
          <table:table-cell office:value-type="string" table:style-name="ce1">
            <text:p>25 LIME ROCK LANE</text:p>
          </table:table-cell>
          <table:table-cell office:value-type="string" table:style-name="ce1">
            <text:p>APT 137</text:p>
          </table:table-cell>
          <table:table-cell office:value-type="string" table:style-name="ce1">
            <text:p>BRISTOL</text:p>
          </table:table-cell>
          <table:table-cell office:value-type="string" table:style-name="ce1">
            <text:p>CT</text:p>
          </table:table-cell>
          <table:table-cell office:value-type="float" office:value="6010" table:style-name="ce1">
            <text:p>60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23979-OOP</text:p>
          </table:table-cell>
          <table:table-cell office:value-type="float" office:value="528400002" table:style-name="ce1">
            <text:p>528400002</text:p>
          </table:table-cell>
          <table:table-cell office:value-type="string" table:style-name="ce1">
            <text:p>Rosie</text:p>
          </table:table-cell>
          <table:table-cell office:value-type="string" table:style-name="ce1">
            <text:p>Oldi</text:p>
          </table:table-cell>
          <table:table-cell office:value-type="string" table:style-name="ce1">
            <text:p>NULL</text:p>
          </table:table-cell>
          <table:table-cell office:value-type="date" office:date-value="1984-06-25T00:00:00" table:style-name="ce3">
            <text:p>6/25/1984</text:p>
          </table:table-cell>
          <table:table-cell office:value-type="string" table:style-name="ce1">
            <text:p>F</text:p>
          </table:table-cell>
          <table:table-cell office:value-type="float" office:value="888888888" table:style-name="ce1">
            <text:p>888888888</text:p>
          </table:table-cell>
          <table:table-cell office:value-type="float" office:value="8606731758" table:style-name="ce1">
            <text:p>86067317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7 MORNINGSTAR D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VON</text:p>
          </table:table-cell>
          <table:table-cell office:value-type="string" table:style-name="ce1">
            <text:p>CT</text:p>
          </table:table-cell>
          <table:table-cell office:value-type="float" office:value="6001" table:style-name="ce1">
            <text:p>600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48791-SOP</text:p>
          </table:table-cell>
          <table:table-cell office:value-type="float" office:value="528500003" table:style-name="ce1">
            <text:p>528500003</text:p>
          </table:table-cell>
          <table:table-cell office:value-type="string" table:style-name="ce1">
            <text:p>Tin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NULL</text:p>
          </table:table-cell>
          <table:table-cell office:value-type="date" office:date-value="1972-10-26T00:00:00" table:style-name="ce3">
            <text:p>10/26/1972</text:p>
          </table:table-cell>
          <table:table-cell office:value-type="string" table:style-name="ce1">
            <text:p>F</text:p>
          </table:table-cell>
          <table:table-cell office:value-type="float" office:value="586542339" table:style-name="ce1">
            <text:p>586542339</text:p>
          </table:table-cell>
          <table:table-cell office:value-type="float" office:value="6302087317" table:style-name="ce1">
            <text:p>63020873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87 PHEASANT TRAI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AINT CHARLES</text:p>
          </table:table-cell>
          <table:table-cell office:value-type="string" table:style-name="ce1">
            <text:p>IL</text:p>
          </table:table-cell>
          <table:table-cell office:value-type="float" office:value="60174" table:style-name="ce1">
            <text:p>6017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48796-PAM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sle</text:p>
          </table:table-cell>
          <table:table-cell office:value-type="string" table:style-name="ce1">
            <text:p>Babae</text:p>
          </table:table-cell>
          <table:table-cell office:value-type="string" table:style-name="ce1">
            <text:p>NULL</text:p>
          </table:table-cell>
          <table:table-cell office:value-type="date" office:date-value="1934-07-21T00:00:00" table:style-name="ce3">
            <text:p>7/21/1934</text:p>
          </table:table-cell>
          <table:table-cell office:value-type="string" table:style-name="ce1">
            <text:p>F</text:p>
          </table:table-cell>
          <table:table-cell office:value-type="float" office:value="41960030" table:style-name="ce1">
            <text:p>41960030</text:p>
          </table:table-cell>
          <table:table-cell office:value-type="float" office:value="8608265709" table:style-name="ce1">
            <text:p>86082657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 LINCOLN ST APT 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 BRITAIN</text:p>
          </table:table-cell>
          <table:table-cell office:value-type="string" table:style-name="ce1">
            <text:p>CT</text:p>
          </table:table-cell>
          <table:table-cell office:value-type="float" office:value="6052" table:style-name="ce1">
            <text:p>605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48796-SOP</text:p>
          </table:table-cell>
          <table:table-cell office:value-type="string" table:style-name="ce1">
            <text:p>F048796-SOP</text:p>
          </table:table-cell>
          <table:table-cell office:value-type="string" table:style-name="ce1">
            <text:p>Isle</text:p>
          </table:table-cell>
          <table:table-cell office:value-type="string" table:style-name="ce1">
            <text:p>Babae</text:p>
          </table:table-cell>
          <table:table-cell office:value-type="string" table:style-name="ce1">
            <text:p>NULL</text:p>
          </table:table-cell>
          <table:table-cell office:value-type="date" office:date-value="1934-07-21T00:00:00" table:style-name="ce3">
            <text:p>7/21/1934</text:p>
          </table:table-cell>
          <table:table-cell office:value-type="string" table:style-name="ce1">
            <text:p>F</text:p>
          </table:table-cell>
          <table:table-cell office:value-type="float" office:value="41960030" table:style-name="ce1">
            <text:p>41960030</text:p>
          </table:table-cell>
          <table:table-cell office:value-type="float" office:value="8608265709" table:style-name="ce1">
            <text:p>86082657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 LINCOLN ST APT 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 BRITAIN</text:p>
          </table:table-cell>
          <table:table-cell office:value-type="string" table:style-name="ce1">
            <text:p>CT</text:p>
          </table:table-cell>
          <table:table-cell office:value-type="float" office:value="6052" table:style-name="ce1">
            <text:p>605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48800-MOP</text:p>
          </table:table-cell>
          <table:table-cell office:value-type="float" office:value="519900001" table:style-name="ce1">
            <text:p>519900001</text:p>
          </table:table-cell>
          <table:table-cell office:value-type="string" table:style-name="ce1">
            <text:p>Jax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NULL</text:p>
          </table:table-cell>
          <table:table-cell office:value-type="date" office:date-value="2000-11-26T00:00:00" table:style-name="ce3">
            <text:p>11/26/2000</text:p>
          </table:table-cell>
          <table:table-cell office:value-type="string" table:style-name="ce1">
            <text:p>F</text:p>
          </table:table-cell>
          <table:table-cell office:value-type="float" office:value="564585555" table:style-name="ce1">
            <text:p>564585555</text:p>
          </table:table-cell>
          <table:table-cell office:value-type="float" office:value="8603333333" table:style-name="ce1">
            <text:p>86033333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47 OCEAN D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 BRITAI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11111-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48800-PAM</text:p>
          </table:table-cell>
          <table:table-cell office:value-type="float" office:value="519900001" table:style-name="ce1">
            <text:p>519900001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NULL</text:p>
          </table:table-cell>
          <table:table-cell office:value-type="date" office:date-value="1972-11-26T00:00:00" table:style-name="ce3">
            <text:p>11/26/1972</text:p>
          </table:table-cell>
          <table:table-cell office:value-type="string" table:style-name="ce1">
            <text:p>F</text:p>
          </table:table-cell>
          <table:table-cell office:value-type="float" office:value="564585555" table:style-name="ce1">
            <text:p>564585555</text:p>
          </table:table-cell>
          <table:table-cell office:value-type="float" office:value="2627285918" table:style-name="ce1">
            <text:p>26272859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47 OCEAN DRIV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 BRITAI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11111-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48882-OOP</text:p>
          </table:table-cell>
          <table:table-cell office:value-type="float" office:value="527100005" table:style-name="ce1">
            <text:p>527100005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Gilligan</text:p>
          </table:table-cell>
          <table:table-cell office:value-type="string" table:style-name="ce1">
            <text:p>NULL</text:p>
          </table:table-cell>
          <table:table-cell office:value-type="date" office:date-value="1962-01-01T00:00:00" table:style-name="ce3">
            <text:p>1/1/1962</text:p>
          </table:table-cell>
          <table:table-cell office:value-type="string" table:style-name="ce1">
            <text:p>F</text:p>
          </table:table-cell>
          <table:table-cell office:value-type="float" office:value="52623333" table:style-name="ce1">
            <text:p>52623333</text:p>
          </table:table-cell>
          <table:table-cell office:value-type="float" office:value="8602249988" table:style-name="ce1">
            <text:p>86022499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44 MILLWOOD LA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 BRITAIN</text:p>
          </table:table-cell>
          <table:table-cell office:value-type="string" table:style-name="ce1">
            <text:p>CT</text:p>
          </table:table-cell>
          <table:table-cell office:value-type="float" office:value="6052" table:style-name="ce1">
            <text:p>605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48887-OIO</text:p>
          </table:table-cell>
          <table:table-cell office:value-type="float" office:value="527100006" table:style-name="ce1">
            <text:p>527100006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NULL</text:p>
          </table:table-cell>
          <table:table-cell office:value-type="date" office:date-value="1970-10-31T00:00:00" table:style-name="ce3">
            <text:p>10/31/1970</text:p>
          </table:table-cell>
          <table:table-cell office:value-type="string" table:style-name="ce1">
            <text:p>M</text:p>
          </table:table-cell>
          <table:table-cell office:value-type="float" office:value="14785326" table:style-name="ce1">
            <text:p>14785326</text:p>
          </table:table-cell>
          <table:table-cell office:value-type="float" office:value="8602289696" table:style-name="ce1">
            <text:p>86022896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96 MAIN STREET</text:p>
          </table:table-cell>
          <table:table-cell office:value-type="string" table:style-name="ce1">
            <text:p>APT 105</text:p>
          </table:table-cell>
          <table:table-cell office:value-type="string" table:style-name="ce1">
            <text:p>WEST HARTFORD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NUL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49160-MOP</text:p>
          </table:table-cell>
          <table:table-cell office:value-type="float" office:value="527100003" table:style-name="ce1">
            <text:p>527100003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Aarons</text:p>
          </table:table-cell>
          <table:table-cell office:value-type="string" table:style-name="ce1">
            <text:p>NULL</text:p>
          </table:table-cell>
          <table:table-cell office:value-type="date" office:date-value="1959-01-22T00:00:00" table:style-name="ce3">
            <text:p>1/22/1959</text:p>
          </table:table-cell>
          <table:table-cell office:value-type="string" table:style-name="ce1">
            <text:p>M</text:p>
          </table:table-cell>
          <table:table-cell office:value-type="float" office:value="41598534" table:style-name="ce1">
            <text:p>41598534</text:p>
          </table:table-cell>
          <table:table-cell office:value-type="float" office:value="8602239874" table:style-name="ce1">
            <text:p>8602239874</text:p>
          </table:table-cell>
          <table:table-cell office:value-type="string" table:style-name="ce1">
            <text:p>matulich@verizon.net</text:p>
          </table:table-cell>
          <table:table-cell office:value-type="string" table:style-name="ce1">
            <text:p>1414 MOCKINGBIRD LA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 BRITAIN</text:p>
          </table:table-cell>
          <table:table-cell office:value-type="string" table:style-name="ce1">
            <text:p>CT</text:p>
          </table:table-cell>
          <table:table-cell office:value-type="float" office:value="6050" table:style-name="ce1">
            <text:p>6050</text:p>
          </table:table-cell>
          <table:table-cell table:number-columns-repeated="16369"/>
        </table:table-row>
        <table:table-row table:style-name="ro1">
          <table:table-cell office:value-type="float" office:value="100002" table:style-name="ce1">
            <text:p>100002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Care</text:p>
          </table:table-cell>
          <table:table-cell office:value-type="string" table:style-name="ce1">
            <text:p>NULL</text:p>
          </table:table-cell>
          <table:table-cell office:value-type="date" office:date-value="1974-05-02T00:00:00" table:style-name="ce3">
            <text:p>5/2/1974</text:p>
          </table:table-cell>
          <table:table-cell office:value-type="string" table:style-name="ce1">
            <text:p>M</text:p>
          </table:table-cell>
          <table:table-cell office:value-type="float" office:value="987876654" table:style-name="ce1">
            <text:p>987876654</text:p>
          </table:table-cell>
          <table:table-cell office:value-type="float" office:value="2123335465" table:style-name="ce1">
            <text:p>2123335465</text:p>
          </table:table-cell>
          <table:table-cell office:value-type="string" table:style-name="ce1">
            <text:p>jcare@accumedic.com</text:p>
          </table:table-cell>
          <table:table-cell office:value-type="string" table:style-name="ce1">
            <text:p>1 Care Driv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0001-</text:p>
          </table:table-cell>
          <table:table-cell table:number-columns-repeated="16369"/>
        </table:table-row>
        <table:table-row table:style-name="ro1">
          <table:table-cell office:value-type="float" office:value="100003" table:style-name="ce1">
            <text:p>100003</text:p>
          </table:table-cell>
          <table:table-cell office:value-type="string" table:style-name="ce1">
            <text:p>DENTAL,DOCTOR</text:p>
          </table:table-cell>
          <table:table-cell office:value-type="string" table:style-name="ce1">
            <text:p>Glen</text:p>
          </table:table-cell>
          <table:table-cell office:value-type="string" table:style-name="ce1">
            <text:p>Caid</text:p>
          </table:table-cell>
          <table:table-cell office:value-type="string" table:style-name="ce1">
            <text:p>NULL</text:p>
          </table:table-cell>
          <table:table-cell office:value-type="date" office:date-value="1974-03-12T00:00:00" table:style-name="ce3">
            <text:p>3/12/1974</text:p>
          </table:table-cell>
          <table:table-cell office:value-type="string" table:style-name="ce1">
            <text:p>M</text:p>
          </table:table-cell>
          <table:table-cell office:value-type="float" office:value="657453341" table:style-name="ce1">
            <text:p>657453341</text:p>
          </table:table-cell>
          <table:table-cell office:value-type="float" office:value="2126568878" table:style-name="ce1">
            <text:p>2126568878</text:p>
          </table:table-cell>
          <table:table-cell office:value-type="string" table:style-name="ce1">
            <text:p>GLEN@AOL.COM</text:p>
          </table:table-cell>
          <table:table-cell office:value-type="string" table:style-name="ce1">
            <text:p>45 West 34th Stree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0001-</text:p>
          </table:table-cell>
          <table:table-cell table:number-columns-repeated="16369"/>
        </table:table-row>
        <table:table-row table:style-name="ro1">
          <table:table-cell office:value-type="float" office:value="100004" table:style-name="ce1">
            <text:p>100004</text:p>
          </table:table-cell>
          <table:table-cell office:value-type="string" table:style-name="ce1">
            <text:p>F100004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Comm</text:p>
          </table:table-cell>
          <table:table-cell office:value-type="string" table:style-name="ce1">
            <text:p>NULL</text:p>
          </table:table-cell>
          <table:table-cell office:value-type="date" office:date-value="1964-11-04T00:00:00" table:style-name="ce3">
            <text:p>11/4/1964</text:p>
          </table:table-cell>
          <table:table-cell office:value-type="string" table:style-name="ce1">
            <text:p>M</text:p>
          </table:table-cell>
          <table:table-cell office:value-type="float" office:value="123456788" table:style-name="ce1">
            <text:p>123456788</text:p>
          </table:table-cell>
          <table:table-cell office:value-type="float" office:value="5165553423" table:style-name="ce1">
            <text:p>5165553423</text:p>
          </table:table-cell>
          <table:table-cell office:value-type="string" table:style-name="ce1">
            <text:p>sales@accumedic.com</text:p>
          </table:table-cell>
          <table:table-cell office:value-type="string" table:style-name="ce1">
            <text:p>20 Bond Stre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ittle Neck</text:p>
          </table:table-cell>
          <table:table-cell office:value-type="string" table:style-name="ce1">
            <text:p>NY</text:p>
          </table:table-cell>
          <table:table-cell office:value-type="float" office:value="11201" table:style-name="ce1">
            <text:p>11201</text:p>
          </table:table-cell>
          <table:table-cell table:number-columns-repeated="16369"/>
        </table:table-row>
        <table:table-row table:style-name="ro1">
          <table:table-cell office:value-type="float" office:value="100005" table:style-name="ce1">
            <text:p>100005</text:p>
          </table:table-cell>
          <table:table-cell office:value-type="string" table:style-name="ce1">
            <text:p>FILENUMBER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NULL</text:p>
          </table:table-cell>
          <table:table-cell office:value-type="date" office:date-value="1961-06-20T00:00:00" table:style-name="ce3">
            <text:p>6/20/1961</text:p>
          </table:table-cell>
          <table:table-cell office:value-type="string" table:style-name="ce1">
            <text:p>M</text:p>
          </table:table-cell>
          <table:table-cell office:value-type="float" office:value="456871234" table:style-name="ce1">
            <text:p>456871234</text:p>
          </table:table-cell>
          <table:table-cell office:value-type="float" office:value="2124566765" table:style-name="ce1">
            <text:p>21245667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33 Central Park Wes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NY</text:p>
          </table:table-cell>
          <table:table-cell office:value-type="float" office:value="10019" table:style-name="ce1">
            <text:p>10019</text:p>
          </table:table-cell>
          <table:table-cell table:number-columns-repeated="16369"/>
        </table:table-row>
        <table:table-row table:style-name="ro1">
          <table:table-cell office:value-type="float" office:value="100008" table:style-name="ce1">
            <text:p>100008</text:p>
          </table:table-cell>
          <table:table-cell office:value-type="string" table:style-name="ce1">
            <text:p>F100008</text:p>
          </table:table-cell>
          <table:table-cell office:value-type="string" table:style-name="ce1">
            <text:p>Caid</text:p>
          </table:table-cell>
          <table:table-cell office:value-type="string" table:style-name="ce1">
            <text:p>Care</text:p>
          </table:table-cell>
          <table:table-cell office:value-type="string" table:style-name="ce1">
            <text:p>NULL</text:p>
          </table:table-cell>
          <table:table-cell office:value-type="date" office:date-value="1970-05-07T00:00:00" table:style-name="ce3">
            <text:p>5/7/1970</text:p>
          </table:table-cell>
          <table:table-cell office:value-type="string" table:style-name="ce1">
            <text:p>M</text:p>
          </table:table-cell>
          <table:table-cell office:value-type="float" office:value="987654321" table:style-name="ce1">
            <text:p>987654321</text:p>
          </table:table-cell>
          <table:table-cell office:value-type="float" office:value="2123334444" table:style-name="ce1">
            <text:p>2123334444</text:p>
          </table:table-cell>
          <table:table-cell office:value-type="string" table:style-name="ce1">
            <text:p>sales@accumedic.com</text:p>
          </table:table-cell>
          <table:table-cell office:value-type="string" table:style-name="ce1">
            <text:p>11 Grace Av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reat Neck</text:p>
          </table:table-cell>
          <table:table-cell office:value-type="string" table:style-name="ce1">
            <text:p>NY</text:p>
          </table:table-cell>
          <table:table-cell office:value-type="float" office:value="11021" table:style-name="ce1">
            <text:p>11021</text:p>
          </table:table-cell>
          <table:table-cell table:number-columns-repeated="16369"/>
        </table:table-row>
        <table:table-row table:style-name="ro1">
          <table:table-cell office:value-type="float" office:value="100018" table:style-name="ce1">
            <text:p>100018</text:p>
          </table:table-cell>
          <table:table-cell office:value-type="string" table:style-name="ce1">
            <text:p>F100018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Copay</text:p>
          </table:table-cell>
          <table:table-cell office:value-type="string" table:style-name="ce1">
            <text:p>NULL</text:p>
          </table:table-cell>
          <table:table-cell office:value-type="date" office:date-value="1980-06-02T00:00:00" table:style-name="ce3">
            <text:p>6/2/1980</text:p>
          </table:table-cell>
          <table:table-cell office:value-type="string" table:style-name="ce1">
            <text:p>F</text:p>
          </table:table-cell>
          <table:table-cell office:value-type="float" office:value="111443434" table:style-name="ce1">
            <text:p>111443434</text:p>
          </table:table-cell>
          <table:table-cell office:value-type="float" office:value="5164666800" table:style-name="ce1">
            <text:p>51646668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2 Bond Stree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reat Nec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1021-</text:p>
          </table:table-cell>
          <table:table-cell table:number-columns-repeated="16369"/>
        </table:table-row>
        <table:table-row table:style-name="ro1">
          <table:table-cell office:value-type="float" office:value="100019" table:style-name="ce1">
            <text:p>100019</text:p>
          </table:table-cell>
          <table:table-cell office:value-type="string" table:style-name="ce1">
            <text:p>F100019</text:p>
          </table:table-cell>
          <table:table-cell office:value-type="string" table:style-name="ce1">
            <text:p>Twenty</text:p>
          </table:table-cell>
          <table:table-cell office:value-type="string" table:style-name="ce1">
            <text:p>Slide</text:p>
          </table:table-cell>
          <table:table-cell office:value-type="string" table:style-name="ce1">
            <text:p>NULL</text:p>
          </table:table-cell>
          <table:table-cell office:value-type="date" office:date-value="1976-02-18T00:00:00" table:style-name="ce3">
            <text:p>2/18/1976</text:p>
          </table:table-cell>
          <table:table-cell office:value-type="string" table:style-name="ce1">
            <text:p>M</text:p>
          </table:table-cell>
          <table:table-cell office:value-type="float" office:value="444332215" table:style-name="ce1">
            <text:p>444332215</text:p>
          </table:table-cell>
          <table:table-cell office:value-type="float" office:value="5164666800" table:style-name="ce1">
            <text:p>5164666800</text:p>
          </table:table-cell>
          <table:table-cell office:value-type="string" table:style-name="ce1">
            <text:p>sales@accumedic.com</text:p>
          </table:table-cell>
          <table:table-cell office:value-type="string" table:style-name="ce1">
            <text:p>23 Middle Neck Roa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reat Nec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1021-2417</text:p>
          </table:table-cell>
          <table:table-cell table:number-columns-repeated="16369"/>
        </table:table-row>
        <table:table-row table:style-name="ro1">
          <table:table-cell office:value-type="float" office:value="100020" table:style-name="ce1">
            <text:p>100020</text:p>
          </table:table-cell>
          <table:table-cell office:value-type="string" table:style-name="ce1">
            <text:p>F100020</text:p>
          </table:table-cell>
          <table:table-cell office:value-type="string" table:style-name="ce1">
            <text:p>Ten</text:p>
          </table:table-cell>
          <table:table-cell office:value-type="string" table:style-name="ce1">
            <text:p>Slide</text:p>
          </table:table-cell>
          <table:table-cell office:value-type="string" table:style-name="ce1">
            <text:p>NULL</text:p>
          </table:table-cell>
          <table:table-cell office:value-type="date" office:date-value="1992-08-22T00:00:00" table:style-name="ce3">
            <text:p>8/22/1992</text:p>
          </table:table-cell>
          <table:table-cell office:value-type="string" table:style-name="ce1">
            <text:p>M</text:p>
          </table:table-cell>
          <table:table-cell office:value-type="float" office:value="999335432" table:style-name="ce1">
            <text:p>999335432</text:p>
          </table:table-cell>
          <table:table-cell office:value-type="float" office:value="5164666800" table:style-name="ce1">
            <text:p>5164666800</text:p>
          </table:table-cell>
          <table:table-cell office:value-type="string" table:style-name="ce1">
            <text:p>sales@accumedic.com</text:p>
          </table:table-cell>
          <table:table-cell office:value-type="string" table:style-name="ce1">
            <text:p>800 Northern Blv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reat Nec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1021-2417</text:p>
          </table:table-cell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Diags" table:style-name="ta2">
        <table:table-column table:style-name="co1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account</text:p>
          </table:table-cell>
          <table:table-cell office:value-type="string" table:style-name="ce2">
            <text:p>diag1</text:p>
          </table:table-cell>
          <table:table-cell office:value-type="string" table:style-name="ce2">
            <text:p>diag2</text:p>
          </table:table-cell>
          <table:table-cell office:value-type="string" table:style-name="ce2">
            <text:p>diag3</text:p>
          </table:table-cell>
          <table:table-cell office:value-type="string" table:style-name="ce2">
            <text:p>diag4</text:p>
          </table:table-cell>
          <table:table-cell office:value-type="string" table:style-name="ce2">
            <text:p>diag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14234-HOP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14262-BEH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23817" table:style-name="ce1">
            <text:p>23817</text:p>
          </table:table-cell>
          <table:table-cell office:value-type="string" table:style-name="ce1">
            <text:p>B20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23979-OOP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48791-SOP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48796-PAM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48796-SOP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48800-MOP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48800-PAM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49160-MOP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02" table:style-name="ce1">
            <text:p>100002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03" table:style-name="ce1">
            <text:p>100003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04" table:style-name="ce1">
            <text:p>100004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05" table:style-name="ce1">
            <text:p>100005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18" table:style-name="ce1">
            <text:p>100018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23" table:style-name="ce1">
            <text:p>100023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26" table:style-name="ce1">
            <text:p>100026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27" table:style-name="ce1">
            <text:p>100027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41" table:style-name="ce1">
            <text:p>100041</text:p>
          </table:table-cell>
          <table:table-cell office:value-type="string" table:style-name="ce1">
            <text:p>F06.1</text:p>
          </table:table-cell>
          <table:table-cell office:value-type="string" table:style-name="ce1">
            <text:p>F32.2</text:p>
          </table:table-cell>
          <table:table-cell office:value-type="string" table:style-name="ce1">
            <text:p>F33.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0042" table:style-name="ce1">
            <text:p>100042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F3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number-rows-repeated="1048555" table:style-name="ro1">
          <table:table-cell table:number-columns-repeated="16384"/>
        </table:table-row>
      </table:table>
      <table:table table:name="Programs" table:style-name="ta2"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account</text:p>
          </table:table-cell>
          <table:table-cell office:value-type="string" table:style-name="ce2">
            <text:p>program_code</text:p>
          </table:table-cell>
          <table:table-cell office:value-type="string" table:style-name="ce2">
            <text:p>office_location</text:p>
          </table:table-cell>
          <table:table-cell office:value-type="string" table:style-name="ce2">
            <text:p>date_of_admission</text:p>
          </table:table-cell>
          <table:table-cell office:value-type="string" table:style-name="ce2">
            <text:p>counselor</text:p>
          </table:table-cell>
          <table:table-cell table:number-columns-repeated="16379"/>
        </table:table-row>
        <table:table-row table:style-name="ro1">
          <table:table-cell office:value-type="float" office:value="100737" table:style-name="ce1">
            <text:p>100737</text:p>
          </table:table-cell>
          <table:table-cell office:value-type="string" table:style-name="ce1">
            <text:p>MMT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OUNG</text:p>
          </table:table-cell>
          <table:table-cell table:number-columns-repeated="16379"/>
        </table:table-row>
        <table:table-row table:style-name="ro1">
          <table:table-cell office:value-type="float" office:value="100646" table:style-name="ce1">
            <text:p>100646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float" office:value="100230" table:style-name="ce1">
            <text:p>100230</text:p>
          </table:table-cell>
          <table:table-cell office:value-type="string" table:style-name="ce1">
            <text:p>ALC</text:p>
          </table:table-cell>
          <table:table-cell office:value-type="string" table:style-name="ce1">
            <text:p>Get W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float" office:value="100647" table:style-name="ce1">
            <text:p>100647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Get W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float" office:value="100008" table:style-name="ce1">
            <text:p>100008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date" office:date-value="2019-02-12T00:00:00" table:style-name="ce4">
            <text:p>2/12/2019 0:0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0019" table:style-name="ce1">
            <text:p>100019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ETERM</text:p>
          </table:table-cell>
          <table:table-cell table:number-columns-repeated="16379"/>
        </table:table-row>
        <table:table-row table:style-name="ro1">
          <table:table-cell office:value-type="float" office:value="100041" table:style-name="ce1">
            <text:p>100041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date" office:date-value="2018-02-23T00:00:00" table:style-name="ce4">
            <text:p>2/23/2018 0:00</text:p>
          </table:table-cell>
          <table:table-cell office:value-type="string" table:style-name="ce1">
            <text:p>ben.thom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0233I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ETERM</text:p>
          </table:table-cell>
          <table:table-cell table:number-columns-repeated="16379"/>
        </table:table-row>
        <table:table-row table:style-name="ro1">
          <table:table-cell office:value-type="float" office:value="100720" table:style-name="ce1">
            <text:p>100720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date" office:date-value="2020-04-16T00:00:00" table:style-name="ce4">
            <text:p>4/16/2020 0:00</text:p>
          </table:table-cell>
          <table:table-cell office:value-type="string" table:style-name="ce1">
            <text:p>SYL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st1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date" office:date-value="2018-04-18T00:00:00" table:style-name="ce4">
            <text:p>4/18/2018 0:00</text:p>
          </table:table-cell>
          <table:table-cell office:value-type="string" table:style-name="ce1">
            <text:p>Neal.Wex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st10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date" office:date-value="2018-04-18T00:00:00" table:style-name="ce4">
            <text:p>4/18/2018 0:00</text:p>
          </table:table-cell>
          <table:table-cell office:value-type="string" table:style-name="ce1">
            <text:p>Neal.Wex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st2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date" office:date-value="2018-04-22T00:00:00" table:style-name="ce4">
            <text:p>4/22/2018 0:0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st3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eslie.So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st4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st5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st6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st8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date" office:date-value="2018-04-18T00:00:00" table:style-name="ce4">
            <text:p>4/18/2018 0:00</text:p>
          </table:table-cell>
          <table:table-cell office:value-type="string" table:style-name="ce1">
            <text:p>Julia.Cran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st9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GWC</text:p>
          </table:table-cell>
          <table:table-cell office:value-type="date" office:date-value="2020-09-21T00:00:00" table:style-name="ce4">
            <text:p>9/21/2020 0:00</text:p>
          </table:table-cell>
          <table:table-cell office:value-type="string" table:style-name="ce1">
            <text:p>PETER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4262-BEH</text:p>
          </table:table-cell>
          <table:table-cell office:value-type="string" table:style-name="ce1">
            <text:p>MMT</text:p>
          </table:table-cell>
          <table:table-cell office:value-type="string" table:style-name="ce1">
            <text:p>GWC</text:p>
          </table:table-cell>
          <table:table-cell office:value-type="date" office:date-value="2018-03-30T00:00:00" table:style-name="ce4">
            <text:p>3/30/2018 0:00</text:p>
          </table:table-cell>
          <table:table-cell office:value-type="string" table:style-name="ce1">
            <text:p>PETERM</text:p>
          </table:table-cell>
          <table:table-cell table:number-columns-repeated="16379"/>
        </table:table-row>
        <table:table-row table:style-name="ro1">
          <table:table-cell office:value-type="float" office:value="100071" table:style-name="ce1">
            <text:p>100071</text:p>
          </table:table-cell>
          <table:table-cell office:value-type="string" table:style-name="ce1">
            <text:p>MMT</text:p>
          </table:table-cell>
          <table:table-cell office:value-type="string" table:style-name="ce1">
            <text:p>GWC</text:p>
          </table:table-cell>
          <table:table-cell office:value-type="date" office:date-value="2018-03-30T00:00:00" table:style-name="ce4">
            <text:p>3/30/2018 0:00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Insurances" table:style-name="ta2">
        <table:table-column table:style-name="co1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account</text:p>
          </table:table-cell>
          <table:table-cell office:value-type="string" table:style-name="ce2">
            <text:p>insurance_type</text:p>
          </table:table-cell>
          <table:table-cell office:value-type="string" table:style-name="ce2">
            <text:p>InsuranceName</text:p>
          </table:table-cell>
          <table:table-cell office:value-type="string" table:style-name="ce2">
            <text:p>insurance_id</text:p>
          </table:table-cell>
          <table:table-cell office:value-type="string" table:style-name="ce2">
            <text:p>start_date</text:p>
          </table:table-cell>
          <table:table-cell office:value-type="string" table:style-name="ce2">
            <text:p>end_date</text:p>
          </table:table-cell>
          <table:table-cell office:value-type="string" table:style-name="ce2">
            <text:p>insurance_sequen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4234-HOP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GENERAL ASSISTANCE/SAGA</text:p>
          </table:table-cell>
          <table:table-cell office:value-type="float" office:value="5251956" table:style-name="ce1">
            <text:p>52519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4234-HOP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CONNETICUT GENERAL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4234-HOP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SELF PAY</text:p>
          </table:table-cell>
          <table:table-cell office:value-type="string" table:style-name="ce1">
            <text:p>014234-HOP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4262-BEH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NM MEDICARE</text:p>
          </table:table-cell>
          <table:table-cell office:value-type="float" office:value="545454534" table:style-name="ce1">
            <text:p>5454545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4262-BEH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MEDICAID A</text:p>
          </table:table-cell>
          <table:table-cell office:value-type="string" table:style-name="ce1">
            <text:p>BU64552W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4262-BEH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CIGNA BEHAVIORAL</text:p>
          </table:table-cell>
          <table:table-cell office:value-type="float" office:value="1254236584" table:style-name="ce1">
            <text:p>1254236584</text:p>
          </table:table-cell>
          <table:table-cell office:value-type="date" office:date-value="2023-03-01T00:00:00" table:style-name="ce3">
            <text:p>3/1/2023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3817" table:style-name="ce1">
            <text:p>23817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HMO/PPO</text:p>
          </table:table-cell>
          <table:table-cell office:value-type="string" table:style-name="ce1">
            <text:p>PNO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8791-SOP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OXFORD HEALTH PLAN</text:p>
          </table:table-cell>
          <table:table-cell office:value-type="string" table:style-name="ce1">
            <text:p>666T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8796-PAM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AETNA</text:p>
          </table:table-cell>
          <table:table-cell office:value-type="float" office:value="5643543534" table:style-name="ce1">
            <text:p>56435435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8800-MOP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OXFORD HEALTH PLAN</text:p>
          </table:table-cell>
          <table:table-cell office:value-type="float" office:value="454545" table:style-name="ce1">
            <text:p>4545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0003" table:style-name="ce1">
            <text:p>100003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MEDICAID A</text:p>
          </table:table-cell>
          <table:table-cell office:value-type="string" table:style-name="ce1">
            <text:p>CZ25686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0004" table:style-name="ce1">
            <text:p>100004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AARP</text:p>
          </table:table-cell>
          <table:table-cell office:value-type="float" office:value="42342342323" table:style-name="ce1">
            <text:p>423423423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0004" table:style-name="ce1">
            <text:p>100004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AK MEDICARE</text:p>
          </table:table-cell>
          <table:table-cell office:value-type="string" table:style-name="ce1">
            <text:p>2343265765AK</text:p>
          </table:table-cell>
          <table:table-cell office:value-type="date" office:date-value="2024-02-01T00:00:00" table:style-name="ce3">
            <text:p>2/1/2024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00005" table:style-name="ce1">
            <text:p>100005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SELF PAY</text:p>
          </table:table-cell>
          <table:table-cell office:value-type="float" office:value="100005" table:style-name="ce1">
            <text:p>1000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0008" table:style-name="ce1">
            <text:p>100008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IVANS <text:s/>MEDICARE</text:p>
          </table:table-cell>
          <table:table-cell office:value-type="string" table:style-name="ce1">
            <text:p>123456789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0008" table:style-name="ce1">
            <text:p>100008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MEDICAID A</text:p>
          </table:table-cell>
          <table:table-cell office:value-type="string" table:style-name="ce1">
            <text:p>ZN67035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00018" table:style-name="ce1">
            <text:p>100018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AETNA</text:p>
          </table:table-cell>
          <table:table-cell office:value-type="string" table:style-name="ce1">
            <text:p>AE123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0018" table:style-name="ce1">
            <text:p>100018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METROPOLITAN LIFE</text:p>
          </table:table-cell>
          <table:table-cell office:value-type="float" office:value="111223434" table:style-name="ce1">
            <text:p>1112234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00019" table:style-name="ce1">
            <text:p>100019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AETNA</text:p>
          </table:table-cell>
          <table:table-cell office:value-type="string" table:style-name="ce1">
            <text:p>AE123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0023" table:style-name="ce1">
            <text:p>100023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OXFORD HEALTH PLAN</text:p>
          </table:table-cell>
          <table:table-cell office:value-type="string" table:style-name="ce1">
            <text:p>FFFF5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  <table:table table:name="Authorizations" table:style-name="ta2">
        <table:table-column table:style-name="co22" table:default-cell-style-name="ce1"/>
        <table:table-column table:style-name="co5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1"/>
        <table:table-column table:style-name="co28" table:default-cell-style-name="ce1"/>
        <table:table-column table:style-name="co5" table:number-columns-repeated="16375" table:default-cell-style-name="ce1"/>
        <table:table-row table:style-name="ro2">
          <table:table-cell office:value-type="string" table:number-columns-spanned="1" table:number-rows-spanned="2" table:style-name="ce7">
            <text:p>authorization_number</text:p>
          </table:table-cell>
          <table:table-cell office:value-type="string" table:number-columns-spanned="1" table:number-rows-spanned="2" table:style-name="ce7">
            <text:p>account</text:p>
          </table:table-cell>
          <table:table-cell office:value-type="string" table:number-columns-spanned="1" table:number-rows-spanned="2" table:style-name="ce7">
            <text:p>from_date</text:p>
          </table:table-cell>
          <table:table-cell office:value-type="string" table:number-columns-spanned="1" table:number-rows-spanned="2" table:style-name="ce7">
            <text:p>thru_date</text:p>
          </table:table-cell>
          <table:table-cell office:value-type="string" table:style-name="ce5">
            <text:p>Insurance_name</text:p>
          </table:table-cell>
          <table:table-cell office:value-type="string" table:number-columns-spanned="1" table:number-rows-spanned="2" table:style-name="ce6">
            <text:p>auth_type (IOP or OTP)</text:p>
          </table:table-cell>
          <table:table-cell office:value-type="string" table:number-columns-spanned="1" table:number-rows-spanned="2" table:style-name="ce6">
            <text:p>authorized (unit)</text:p>
          </table:table-cell>
          <table:table-cell office:value-type="string" table:number-columns-spanned="1" table:number-rows-spanned="2" table:style-name="ce7">
            <text:p>used (unit)</text:p>
          </table:table-cell>
          <table:table-cell office:value-type="string" table:number-columns-spanned="1" table:number-rows-spanned="2" table:style-name="ce6">
            <text:p>location (if required)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">
            <text:p>(referenced from Active Insurance)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style-name="ce1">
            <text:p>1 OCT Amera CaptA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10-01T00:00:00" table:style-name="ce4">
            <text:p>10/1/2004 0:00</text:p>
          </table:table-cell>
          <table:table-cell office:value-type="date" office:date-value="2017-10-31T00:00:00" table:style-name="ce4">
            <text:p>10/31/2017 0:00</text:p>
          </table:table-cell>
          <table:table-cell office:value-type="string" table:style-name="ce1">
            <text:p>Ameragroup Healthfirst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 OCT Amera CaptA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10-01T00:00:00" table:style-name="ce4">
            <text:p>10/1/2004 0:00</text:p>
          </table:table-cell>
          <table:table-cell office:value-type="date" office:date-value="2017-10-31T00:00:00" table:style-name="ce4">
            <text:p>10/31/2017 0:00</text:p>
          </table:table-cell>
          <table:table-cell office:value-type="string" table:style-name="ce1">
            <text:p>Ameragroup Healthfirst</text:p>
          </table:table-cell>
          <table:table-cell office:value-type="string" table:style-name="ce1">
            <text:p>MD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 OCT Amera CaptA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10-01T00:00:00" table:style-name="ce4">
            <text:p>10/1/2004 0:00</text:p>
          </table:table-cell>
          <table:table-cell office:value-type="date" office:date-value="2017-10-31T00:00:00" table:style-name="ce4">
            <text:p>10/31/2017 0:00</text:p>
          </table:table-cell>
          <table:table-cell office:value-type="string" table:style-name="ce1">
            <text:p>Ameragroup Healthfirst</text:p>
          </table:table-cell>
          <table:table-cell office:value-type="string" table:style-name="ce1">
            <text:p>CSW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 OCT OX CaptA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10-01T00:00:00" table:style-name="ce4">
            <text:p>10/1/2004 0:00</text:p>
          </table:table-cell>
          <table:table-cell office:value-type="date" office:date-value="2018-10-05T00:00:00" table:style-name="ce4">
            <text:p>10/5/2018 0:00</text:p>
          </table:table-cell>
          <table:table-cell office:value-type="string" table:style-name="ce1">
            <text:p>OXFORD HEALTH PLAN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 OCT OX CaptA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10-01T00:00:00" table:style-name="ce4">
            <text:p>10/1/2004 0:00</text:p>
          </table:table-cell>
          <table:table-cell office:value-type="date" office:date-value="2018-10-05T00:00:00" table:style-name="ce4">
            <text:p>10/5/2018 0:00</text:p>
          </table:table-cell>
          <table:table-cell office:value-type="string" table:style-name="ce1">
            <text:p>OXFORD HEALTH PLAN</text:p>
          </table:table-cell>
          <table:table-cell office:value-type="string" table:style-name="ce1">
            <text:p>MD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0070AA</text:p>
          </table:table-cell>
          <table:table-cell office:value-type="float" office:value="100070" table:style-name="ce1">
            <text:p>100070</text:p>
          </table:table-cell>
          <table:table-cell office:value-type="date" office:date-value="2009-08-01T00:00:00" table:style-name="ce4">
            <text:p>8/1/2009 0:00</text:p>
          </table:table-cell>
          <table:table-cell office:value-type="date" office:date-value="2009-08-31T00:00:00" table:style-name="ce4">
            <text:p>8/31/2009 0:00</text:p>
          </table:table-cell>
          <table:table-cell office:value-type="string" table:style-name="ce1">
            <text:p>AET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0070AA</text:p>
          </table:table-cell>
          <table:table-cell office:value-type="float" office:value="100070" table:style-name="ce1">
            <text:p>100070</text:p>
          </table:table-cell>
          <table:table-cell office:value-type="date" office:date-value="2009-08-01T00:00:00" table:style-name="ce4">
            <text:p>8/1/2009 0:00</text:p>
          </table:table-cell>
          <table:table-cell office:value-type="date" office:date-value="2009-08-31T00:00:00" table:style-name="ce4">
            <text:p>8/31/2009 0:00</text:p>
          </table:table-cell>
          <table:table-cell office:value-type="string" table:style-name="ce1">
            <text:p>AET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float" office:value="123123123" table:style-name="ce1">
            <text:p>123123123</text:p>
          </table:table-cell>
          <table:table-cell office:value-type="float" office:value="100018" table:style-name="ce1">
            <text:p>100018</text:p>
          </table:table-cell>
          <table:table-cell office:value-type="date" office:date-value="2001-01-01T00:00:00" table:style-name="ce4">
            <text:p>1/1/2001 0:00</text:p>
          </table:table-cell>
          <table:table-cell office:value-type="date" office:date-value="2005-06-30T00:00:00" table:style-name="ce4">
            <text:p>6/30/2005 0:00</text:p>
          </table:table-cell>
          <table:table-cell office:value-type="string" table:style-name="ce1">
            <text:p>METROPOLITAN LIFE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34 July Capt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07-01T00:00:00" table:style-name="ce4">
            <text:p>7/1/2004 0:00</text:p>
          </table:table-cell>
          <table:table-cell office:value-type="date" office:date-value="2004-07-31T00:00:00" table:style-name="ce4">
            <text:p>7/31/2004 0:00</text:p>
          </table:table-cell>
          <table:table-cell office:value-type="string" table:style-name="ce1">
            <text:p>Ameragroup Healthfirst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34 July Capt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07-01T00:00:00" table:style-name="ce4">
            <text:p>7/1/2004 0:00</text:p>
          </table:table-cell>
          <table:table-cell office:value-type="date" office:date-value="2004-07-31T00:00:00" table:style-name="ce4">
            <text:p>7/31/2004 0:00</text:p>
          </table:table-cell>
          <table:table-cell office:value-type="string" table:style-name="ce1">
            <text:p>Ameragroup Healthfirst</text:p>
          </table:table-cell>
          <table:table-cell office:value-type="string" table:style-name="ce1">
            <text:p>CSW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34 OX CAPTAMER OX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09-01T00:00:00" table:style-name="ce4">
            <text:p>9/1/2004 0:00</text:p>
          </table:table-cell>
          <table:table-cell office:value-type="date" office:date-value="2023-02-28T00:00:00" table:style-name="ce4">
            <text:p>2/28/2023 0:00</text:p>
          </table:table-cell>
          <table:table-cell office:value-type="string" table:style-name="ce1">
            <text:p>OXFORD HEALTH PLA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float" office:value="12345" table:style-name="ce1">
            <text:p>12345</text:p>
          </table:table-cell>
          <table:table-cell office:value-type="float" office:value="100042" table:style-name="ce1">
            <text:p>100042</text:p>
          </table:table-cell>
          <table:table-cell office:value-type="date" office:date-value="2000-01-01T00:00:00" table:style-name="ce4">
            <text:p>1/1/2000 0:00</text:p>
          </table:table-cell>
          <table:table-cell office:value-type="date" office:date-value="2004-03-20T00:00:00" table:style-name="ce4">
            <text:p>3/20/2004 0:00</text:p>
          </table:table-cell>
          <table:table-cell office:value-type="string" table:style-name="ce1">
            <text:p>MEDICAID A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float" office:value="1234567890" table:style-name="ce1">
            <text:p>1234567890</text:p>
          </table:table-cell>
          <table:table-cell office:value-type="float" office:value="100020" table:style-name="ce1">
            <text:p>100020</text:p>
          </table:table-cell>
          <table:table-cell office:value-type="date" office:date-value="2002-01-01T00:00:00" table:style-name="ce4">
            <text:p>1/1/2002 0:00</text:p>
          </table:table-cell>
          <table:table-cell office:value-type="date" office:date-value="2020-01-01T00:00:00" table:style-name="ce4">
            <text:p>1/1/2020 0:00</text:p>
          </table:table-cell>
          <table:table-cell office:value-type="string" table:style-name="ce1">
            <text:p>SELF PAY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34OXCAPTAMERCSW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10-01T00:00:00" table:style-name="ce4">
            <text:p>10/1/2004 0:00</text:p>
          </table:table-cell>
          <table:table-cell office:value-type="date" office:date-value="2004-10-31T00:00:00" table:style-name="ce4">
            <text:p>10/31/2004 0:00</text:p>
          </table:table-cell>
          <table:table-cell office:value-type="string" table:style-name="ce1">
            <text:p>OXFORD HEALTH PLAN</text:p>
          </table:table-cell>
          <table:table-cell office:value-type="string" table:style-name="ce1">
            <text:p>CSW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34OXCAPTAMERCSW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10-01T00:00:00" table:style-name="ce4">
            <text:p>10/1/2004 0:00</text:p>
          </table:table-cell>
          <table:table-cell office:value-type="date" office:date-value="2004-10-31T00:00:00" table:style-name="ce4">
            <text:p>10/31/2004 0:00</text:p>
          </table:table-cell>
          <table:table-cell office:value-type="string" table:style-name="ce1">
            <text:p>OXFORD HEALTH PLAN</text:p>
          </table:table-cell>
          <table:table-cell office:value-type="string" table:style-name="ce1">
            <text:p>MD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34OXCAPTAMERCSW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10-01T00:00:00" table:style-name="ce4">
            <text:p>10/1/2004 0:00</text:p>
          </table:table-cell>
          <table:table-cell office:value-type="date" office:date-value="2004-10-31T00:00:00" table:style-name="ce4">
            <text:p>10/31/2004 0:00</text:p>
          </table:table-cell>
          <table:table-cell office:value-type="string" table:style-name="ce1">
            <text:p>OXFORD HEALTH PLA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34OXCAPTAMERCSW</text:p>
          </table:table-cell>
          <table:table-cell office:value-type="float" office:value="100134" table:style-name="ce1">
            <text:p>100134</text:p>
          </table:table-cell>
          <table:table-cell office:value-type="date" office:date-value="2004-10-01T00:00:00" table:style-name="ce4">
            <text:p>10/1/2004 0:00</text:p>
          </table:table-cell>
          <table:table-cell office:value-type="date" office:date-value="2004-10-31T00:00:00" table:style-name="ce4">
            <text:p>10/31/2004 0:00</text:p>
          </table:table-cell>
          <table:table-cell office:value-type="string" table:style-name="ce1">
            <text:p>OXFORD HEALTH PLAN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float" office:value="124621913" table:style-name="ce1">
            <text:p>124621913</text:p>
          </table:table-cell>
          <table:table-cell office:value-type="float" office:value="100042" table:style-name="ce1">
            <text:p>100042</text:p>
          </table:table-cell>
          <table:table-cell office:value-type="date" office:date-value="2002-11-01T00:00:00" table:style-name="ce4">
            <text:p>11/1/2002 0:00</text:p>
          </table:table-cell>
          <table:table-cell office:value-type="date" office:date-value="2010-10-31T00:00:00" table:style-name="ce4">
            <text:p>10/31/2010 0:00</text:p>
          </table:table-cell>
          <table:table-cell office:value-type="string" table:style-name="ce1">
            <text:p>AETNA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float" office:value="145685456215" table:style-name="ce1">
            <text:p>1.45685E+11</text:p>
          </table:table-cell>
          <table:table-cell office:value-type="float" office:value="100688" table:style-name="ce1">
            <text:p>100688</text:p>
          </table:table-cell>
          <table:table-cell office:value-type="date" office:date-value="2023-03-01T00:00:00" table:style-name="ce4">
            <text:p>3/1/2023 0:00</text:p>
          </table:table-cell>
          <table:table-cell office:value-type="date" office:date-value="2023-08-31T00:00:00" table:style-name="ce4">
            <text:p>8/31/2023 0:00</text:p>
          </table:table-cell>
          <table:table-cell office:value-type="string" table:style-name="ce1">
            <text:p>FIDELIS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office:value-type="float" office:value="14577511254" table:style-name="ce1">
            <text:p>14577511254</text:p>
          </table:table-cell>
          <table:table-cell office:value-type="float" office:value="100295" table:style-name="ce1">
            <text:p>100295</text:p>
          </table:table-cell>
          <table:table-cell office:value-type="date" office:date-value="2023-03-01T00:00:00" table:style-name="ce4">
            <text:p>3/1/2023 0:00</text:p>
          </table:table-cell>
          <table:table-cell office:value-type="date" office:date-value="2023-08-31T00:00:00" table:style-name="ce4">
            <text:p>8/31/2023 0:00</text:p>
          </table:table-cell>
          <table:table-cell office:value-type="string" table:style-name="ce1">
            <text:p>GUARDIAN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number-rows-repeated="1048554" table:style-name="ro1">
          <table:table-cell table:number-columns-repeated="16384"/>
        </table:table-row>
      </table:table>
      <table:table table:name="OTP" table:style-name="ta2">
        <table:table-column table:style-name="co29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date_of_birth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provider_code</text:p>
          </table:table-cell>
          <table:table-cell office:value-type="string" table:style-name="ce1">
            <text:p>Ancillary</text:p>
          </table:table-cell>
          <table:table-cell office:value-type="string" table:style-name="ce1">
            <text:p>start_date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dose_sequence</text:p>
          </table:table-cell>
          <table:table-cell office:value-type="string" table:style-name="ce1">
            <text:p>dose_amount</text:p>
          </table:table-cell>
          <table:table-cell office:value-type="string" table:style-name="ce1">
            <text:p>dose_unit</text:p>
          </table:table-cell>
          <table:table-cell office:value-type="string" table:style-name="ce1">
            <text:p>take_home</text:p>
          </table:table-cell>
          <table:table-cell table:number-columns-repeated="16373"/>
        </table:table-row>
        <table:table-row table:number-rows-repeated="4" table:style-name="ro1">
          <table:table-cell office:value-type="date" office:date-value="1956-05-25T00:00:00" table:style-name="ce3">
            <text:p>5/25/1956</text:p>
          </table:table-cell>
          <table:table-cell office:value-type="string" table:style-name="ce1">
            <text:p>Carquac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PeterM</text:p>
          </table:table-cell>
          <table:table-cell table:style-name="ce1"/>
          <table:table-cell office:value-type="date" office:date-value="2016-08-31T00:00:00" table:style-name="ce3">
            <text:p>8/31/2016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g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date" office:date-value="1956-05-25T00:00:00" table:style-name="ce3">
            <text:p>5/25/1956</text:p>
          </table:table-cell>
          <table:table-cell office:value-type="string" table:style-name="ce1">
            <text:p>Carquac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PeterM</text:p>
          </table:table-cell>
          <table:table-cell table:style-name="ce1"/>
          <table:table-cell office:value-type="date" office:date-value="2016-08-31T00:00:00" table:style-name="ce3">
            <text:p>8/31/2016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number-rows-repeated="6" table:style-name="ro1">
          <table:table-cell office:value-type="date" office:date-value="1956-05-25T00:00:00" table:style-name="ce3">
            <text:p>5/25/1956</text:p>
          </table:table-cell>
          <table:table-cell office:value-type="string" table:style-name="ce1">
            <text:p>Carquac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PeterM</text:p>
          </table:table-cell>
          <table:table-cell table:style-name="ce1"/>
          <table:table-cell office:value-type="date" office:date-value="2016-08-31T00:00:00" table:style-name="ce3">
            <text:p>8/31/2016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g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date" office:date-value="1956-05-25T00:00:00" table:style-name="ce3">
            <text:p>5/25/1956</text:p>
          </table:table-cell>
          <table:table-cell office:value-type="string" table:style-name="ce1">
            <text:p>Carquac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PeterM</text:p>
          </table:table-cell>
          <table:table-cell table:style-name="ce1"/>
          <table:table-cell office:value-type="date" office:date-value="2016-08-31T00:00:00" table:style-name="ce3">
            <text:p>8/31/2016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number-rows-repeated="6" table:style-name="ro1">
          <table:table-cell office:value-type="date" office:date-value="1956-05-25T00:00:00" table:style-name="ce3">
            <text:p>5/25/1956</text:p>
          </table:table-cell>
          <table:table-cell office:value-type="string" table:style-name="ce1">
            <text:p>Carquac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PeterM</text:p>
          </table:table-cell>
          <table:table-cell table:style-name="ce1"/>
          <table:table-cell office:value-type="date" office:date-value="2016-08-31T00:00:00" table:style-name="ce3">
            <text:p>8/31/2016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g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date" office:date-value="1956-05-25T00:00:00" table:style-name="ce3">
            <text:p>5/25/1956</text:p>
          </table:table-cell>
          <table:table-cell office:value-type="string" table:style-name="ce1">
            <text:p>Carquac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PeterM</text:p>
          </table:table-cell>
          <table:table-cell table:style-name="ce1"/>
          <table:table-cell office:value-type="date" office:date-value="2016-08-31T00:00:00" table:style-name="ce3">
            <text:p>8/31/2016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date" office:date-value="1956-05-25T00:00:00" table:style-name="ce3">
            <text:p>5/25/1956</text:p>
          </table:table-cell>
          <table:table-cell office:value-type="string" table:style-name="ce1">
            <text:p>Carquaca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PeterM</text:p>
          </table:table-cell>
          <table:table-cell table:style-name="ce1"/>
          <table:table-cell office:value-type="date" office:date-value="2016-08-31T00:00:00" table:style-name="ce3">
            <text:p>8/31/2016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g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FNU Amanda Dore</meta:initial-creator>
    <dc:creator/>
    <meta:creation-date>2026-03-13T14:38:05Z</meta:creation-date>
    <dc:date>2026-03-25T16:06:10Z</dc:date>
  </office:meta>
</office:document-meta>
</file>